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text-position="-33% 58%" style:font-name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>
            <text:p>// Heinrich's tabulation of excitation of fluorescence x-ray emission from Electron Beam X-Ray Microanalysis Table 11.2</text:p>
          </table:table-cell>
          <table:table-cell table:number-columns-repeated="8"/>
        </table:table-row>
        <table:table-row table:style-name="ro1">
          <table:table-cell office:value-type="string">
            <text:p>//</text:p>
          </table:table-cell>
          <table:table-cell office:value-type="string">
            <text:p>K shell excited by</text:p>
          </table:table-cell>
          <table:table-cell table:number-columns-repeated="3"/>
          <table:table-cell office:value-type="string">
            <text:p>LIII shell excited by</text:p>
          </table:table-cell>
          <table:table-cell table:number-columns-repeated="3"/>
        </table:table-row>
        <table:table-row table:style-name="ro2">
          <table:table-cell office:value-type="string">
            <text:p>//</text:p>
          </table:table-cell>
          <table:table-cell office:value-type="string">
            <text:p>K<text:span text:style-name="T1">α</text:span></text:p>
          </table:table-cell>
          <table:table-cell office:value-type="string">
            <text:p>K<text:span text:style-name="T1">β</text:span></text:p>
          </table:table-cell>
          <table:table-cell table:style-name="ce1" office:value-type="string">
            <text:p>Lα</text:p>
          </table:table-cell>
          <table:table-cell table:style-name="ce1" office:value-type="string">
            <text:p><text:span text:style-name="T1">Lβ</text:span><text:span text:style-name="T2">1</text:span></text:p>
          </table:table-cell>
          <table:table-cell office:value-type="string">
            <text:p>K<text:span text:style-name="T1">α</text:span></text:p>
          </table:table-cell>
          <table:table-cell office:value-type="string">
            <text:p>K<text:span text:style-name="T1">β</text:span></text:p>
          </table:table-cell>
          <table:table-cell table:style-name="ce1" office:value-type="string">
            <text:p>Lα</text:p>
          </table:table-cell>
          <table:table-cell table:style-name="ce1" office:value-type="string">
            <text:p><text:span text:style-name="T1">Lβ</text:span><text:span text:style-name="T2">1</text:span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/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/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/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/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table:number-columns-repeated="2"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table:number-columns-repeated="2"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/>
          <table:table-cell office:value-type="float" office:value="87">
            <text:p>87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/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/>
          <table:table-cell office:value-type="float" office:value="90">
            <text:p>90</text:p>
          </table:table-cell>
          <table:table-cell table:number-columns-repeated="2"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/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  <table:table-cell table:number-columns-repeated="2"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  <table:table-cell table:number-columns-repeated="2" office:value-type="float" office:value="18">
            <text:p>18</text:p>
          </table:table-cell>
          <table:table-cell table:number-columns-repeated="2" office:value-type="float" office:value="46">
            <text:p>4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/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/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/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/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/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/>
          <table:table-cell office:value-type="float" office:value="90">
            <text:p>9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30">06/30/2005</text:date>, <text:time>09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Win32 OpenOffice.org_project/680m95$Build-8900</meta:generator>
    <dc:title>Heinrich's Secondary Excitation Table</dc:title>
    <dc:subject>Secondary X-ray Emission (Fluorescence)</dc:subject>
    <meta:initial-creator>Nicholas Ritchie</meta:initial-creator>
    <meta:creation-date>2005-06-30T08:58:14</meta:creation-date>
    <dc:creator>Nicholas Ritchie</dc:creator>
    <dc:date>2005-06-30T09:14:10</dc:date>
    <dc:language>en-US</dc:language>
    <meta:editing-cycles>4</meta:editing-cycles>
    <meta:editing-duration>PT16M3S</meta:editing-duration>
    <meta:user-defined meta:name="Info 1"/>
    <meta:user-defined meta:name="Info 2"/>
    <meta:user-defined meta:name="Info 3"/>
    <meta:user-defined meta:name="Info 4"/>
    <meta:document-statistic meta:table-count="3" meta:cell-count="458"/>
  </office:meta>
</office:document-meta>
</file>